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leObj1"/>
  <manifest:file-entry manifest:media-type="image/png" manifest:full-path="Thumbnails/thumbnail.png"/>
  <manifest:file-entry manifest:media-type="text/xml" manifest:full-path="content.xml"/>
  <manifest:file-entry manifest:media-type="application/binary" manifest:full-path="layout-cache"/>
  <manifest:file-entry manifest:media-type="application/octet-stream" manifest:full-path="OleObj1"/>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Liberation Serif" svg:font-family="'Liberation Serif'"/>
    <style:font-face style:name="Times New Roman"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1" svg:font-family="'Times New Roman'" style:font-family-generic="roman"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text-properties style:use-window-font-color="true" style:font-name="Liberation Serif" fo:font-size="14pt" fo:font-weight="normal" fo:background-color="transparent" style:font-name-asian="Liberation Serif" style:font-name-complex="Liberation Serif"/>
    </style:style>
    <style:style style:name="P2" style:family="paragraph" style:parent-style-name="Standard">
      <style:paragraph-properties fo:line-height="100%" fo:text-align="center" style:justify-single-word="false"/>
      <style:text-properties style:use-window-font-color="true" style:font-name="Times New Roman1" fo:font-size="16pt" style:text-underline-style="solid" style:text-underline-width="auto" style:text-underline-color="font-color" fo:font-weight="normal" style:text-underline-mode="continuous" style:text-overline-mode="continuous" style:text-line-through-mode="continuous" fo:background-color="transparent" style:font-name-asian="Liberation Serif" style:font-name-complex="Liberation Serif"/>
    </style:style>
    <style:style style:name="P3" style:family="paragraph" style:parent-style-name="Standard">
      <style:paragraph-properties fo:line-height="100%" fo:text-align="start" style:justify-single-word="false"/>
      <style:text-properties style:use-window-font-color="true" style:font-name="Times New Roman1" fo:font-size="11pt" fo:font-weight="normal" fo:background-color="transparent" style:font-name-asian="Calibri1" style:font-name-complex="Calibri1"/>
    </style:style>
    <style:style style:name="P4" style:family="paragraph" style:parent-style-name="Standard">
      <style:paragraph-properties fo:line-height="100%" fo:text-align="start" style:justify-single-word="false"/>
      <style:text-properties style:use-window-font-color="true" style:font-name="Times New Roman1" fo:font-size="14pt" fo:font-weight="normal" fo:background-color="transparent" style:font-name-asian="Liberation Serif" style:font-name-complex="Liberation Serif"/>
    </style:style>
    <style:style style:name="P5" style:family="paragraph" style:parent-style-name="Standard">
      <style:paragraph-properties fo:line-height="100%" fo:text-align="start" style:justify-single-word="false"/>
      <style:text-properties style:use-window-font-color="true" style:font-name="Times New Roman1" fo:font-size="14pt" fo:font-weight="normal" fo:background-color="transparent" style:font-name-asian="Calibri1" style:font-size-asian="14pt" style:font-name-complex="Calibri1" style:font-size-complex="14pt"/>
    </style:style>
    <style:style style:name="P6" style:family="paragraph" style:parent-style-name="Standard">
      <style:paragraph-properties fo:line-height="100%" fo:text-align="start" style:justify-single-word="false"/>
      <style:text-properties style:use-window-font-color="true" style:font-name="Times New Roman1" fo:font-size="14pt" style:text-underline-style="solid" style:text-underline-width="auto" style:text-underline-color="font-color" fo:font-weight="normal" style:text-underline-mode="continuous" style:text-overline-mode="continuous" style:text-line-through-mode="continuous" fo:background-color="transparent" style:font-name-asian="Liberation Serif" style:font-name-complex="Liberation Serif"/>
    </style:style>
    <style:style style:name="P7" style:family="paragraph" style:parent-style-name="Standard">
      <style:paragraph-properties fo:line-height="100%" fo:text-align="start" style:justify-single-word="false"/>
      <style:text-properties style:use-window-font-color="true" style:font-name="Times New Roman1" fo:font-size="14pt" fo:font-weight="bold" fo:background-color="transparent" style:font-name-asian="Calibri1" style:font-size-asian="14pt" style:font-weight-asian="bold" style:font-name-complex="Calibri1" style:font-size-complex="14pt" style:font-weight-complex="bold"/>
    </style:style>
    <style:style style:name="P8" style:family="paragraph" style:parent-style-name="Standard">
      <style:paragraph-properties fo:line-height="100%" fo:text-align="start" style:justify-single-word="false"/>
      <style:text-properties style:font-name="Times New Roman1"/>
    </style:style>
    <style:style style:name="P9" style:family="paragraph" style:parent-style-name="Preformatted_20_Text">
      <style:paragraph-properties fo:line-height="100%" fo:text-align="justify" style:justify-single-word="false"/>
      <style:text-properties style:use-window-font-color="true" style:font-name="Liberation Serif" fo:font-size="14pt" fo:font-weight="normal" fo:background-color="transparent" style:font-name-asian="Liberation Serif" style:font-size-asian="14pt" style:font-name-complex="Liberation Serif" style:font-size-complex="14pt"/>
    </style:style>
    <style:style style:name="P10" style:family="paragraph" style:parent-style-name="Preformatted_20_Text">
      <style:paragraph-properties fo:line-height="100%" fo:text-align="justify" style:justify-single-word="false"/>
      <style:text-properties style:use-window-font-color="true" style:font-name="Liberation Serif" fo:font-size="14pt" fo:font-weight="normal" fo:background-color="transparent" style:font-name-asian="Liberation Serif" style:font-size-asian="14pt" style:font-weight-asian="normal" style:font-name-complex="Liberation Serif" style:font-size-complex="14pt" style:font-weight-complex="normal"/>
    </style:style>
    <style:style style:name="P11" style:family="paragraph" style:parent-style-name="Preformatted_20_Text">
      <style:paragraph-properties fo:line-height="100%" fo:text-align="justify" style:justify-single-word="false"/>
      <style:text-properties style:use-window-font-color="true" style:font-name="Liberation Serif" fo:font-size="14pt" fo:font-weight="bold" fo:background-color="transparent" style:font-name-asian="Liberation Serif" style:font-size-asian="14pt" style:font-weight-asian="bold" style:font-name-complex="Liberation Serif" style:font-size-complex="14pt" style:font-weight-complex="bold"/>
    </style:style>
    <style:style style:name="P12" style:family="paragraph" style:parent-style-name="Preformatted_20_Text">
      <style:text-properties fo:font-size="14pt" style:font-size-asian="14pt" style:font-size-complex="14pt"/>
    </style:style>
    <style:style style:name="P13" style:family="paragraph" style:parent-style-name="Preformatted_20_Text">
      <style:paragraph-properties fo:text-align="justify" style:justify-single-word="false"/>
      <style:text-properties fo:font-size="14pt" style:font-size-asian="14pt" style:font-size-complex="14pt"/>
    </style:style>
    <style:style style:name="P14" style:family="paragraph" style:parent-style-name="Preformatted_20_Text">
      <style:text-properties fo:font-size="14pt" fo:font-weight="bold" style:font-size-asian="14pt" style:font-weight-asian="bold" style:font-size-complex="14pt" style:font-weight-complex="bold"/>
    </style:style>
    <style:style style:name="P15" style:family="paragraph" style:parent-style-name="Preformatted_20_Text">
      <style:paragraph-properties fo:text-align="justify" style:justify-single-word="false"/>
      <style:text-properties fo:font-size="14pt" style:font-size-asian="14pt" style:font-size-complex="14pt"/>
    </style:style>
    <style:style style:name="P16" style:family="paragraph" style:parent-style-name="Preformatted_20_Text">
      <style:paragraph-properties fo:line-height="100%" fo:text-align="justify" style:justify-single-word="false"/>
      <style:text-properties style:use-window-font-color="true" style:font-name="Liberation Serif" fo:font-size="14pt" fo:font-weight="normal" fo:background-color="transparent" style:font-name-asian="Liberation Serif" style:font-size-asian="14pt" style:font-name-complex="Liberation Serif" style:font-size-complex="14pt"/>
    </style:style>
    <style:style style:name="P17" style:family="paragraph" style:parent-style-name="Preformatted_20_Text">
      <style:paragraph-properties fo:line-height="100%" fo:text-align="justify" style:justify-single-word="false"/>
      <style:text-properties style:use-window-font-color="true" style:font-name="Liberation Serif" fo:font-size="14pt" fo:font-weight="normal" fo:background-color="transparent" style:font-name-asian="Liberation Serif" style:font-size-asian="14pt" style:font-weight-asian="normal" style:font-name-complex="Liberation Serif" style:font-size-complex="14pt" style:font-weight-complex="normal"/>
    </style:style>
    <style:style style:name="P18" style:family="paragraph" style:parent-style-name="Preformatted_20_Text">
      <style:paragraph-properties fo:line-height="100%" fo:text-align="justify" style:justify-single-word="false"/>
      <style:text-properties style:use-window-font-color="true" style:font-name="Liberation Serif" fo:font-size="14pt" fo:font-weight="bold" fo:background-color="transparent" style:font-name-asian="Liberation Serif" style:font-size-asian="14pt" style:font-name-complex="Liberation Serif" style:font-size-complex="14pt"/>
    </style:style>
    <style:style style:name="T1" style:family="text">
      <style:text-properties fo:color="#ff0000"/>
    </style:style>
    <style:style style:name="T2" style:family="text">
      <style:text-properties style:font-weight-asian="bold" style:font-weight-complex="bold"/>
    </style:style>
    <style:style style:name="fr1" style:family="graphic" style:parent-style-name="OLE">
      <style:graphic-properties style:vertical-pos="top" style:vertical-rel="baseline" draw:ole-draw-aspect="1" draw:visible-area-top="0cm" draw:visible-area-width="5.002cm" draw:visible-area-height="5.002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u de Bowling</text:p>
      <text:p text:style-name="P3"/>
      <text:p text:style-name="P3"/>
      <text:p text:style-name="P4">Aubin Antonsanti, Fabien Lenoble, Augustin Gaillot, Yanis Ghernouz.</text:p>
      <text:p text:style-name="P3"/>
      <text:p text:style-name="P7">Cahier des charges</text:p>
      <text:p text:style-name="P5"/>
      <text:p text:style-name="P6">Objectif :</text:p>
      <text:p text:style-name="P3"/>
      <text:p text:style-name="P4">L'objectif est de créer un jeu de bowling avec une interface graphique.</text:p>
      <text:p text:style-name="P3"/>
      <text:p text:style-name="P3"/>
      <text:p text:style-name="P6">Fonctionnalités :</text:p>
      <text:p text:style-name="P4"><text:tab/></text:p>
      <text:p text:style-name="P4">- Gestion de la position latérale du lanceur ( flèche gauche et droite).</text:p>
      <text:p text:style-name="P4">- Gestion de l'angle du tir (flèche gauche et droite).</text:p>
      <text:p text:style-name="P4">- Choix <text:s/>du paramètre (position/angle) que l'on souhaite modifier ( touche entrée ).</text:p>
      <text:p text:style-name="P4">- Gestion de la puissance du tir en fonction de la durée pendant laquelle la touche de tir est restée enfoncée (barre d'espace). </text:p>
      <text:p text:style-name="P4">-(Bonus) Gestion des effets imposés à la boule lors du tir ?</text:p>
      <text:p text:style-name="P4">- <text:s/>Gestion de la trajectoire de la boule en fonction des paramètres imposés par le lanceur.</text:p>
      <text:p text:style-name="P4"><text:s/>- Gestion des collisions de la boule avec les quilles (disparition lors de la collision ou, (beaucoup) plus compliqué, gestion de la physique des quilles).</text:p>
      <text:p text:style-name="P4">- Gestion des rigoles.</text:p>
      <text:p text:style-name="P4">- Gestion du score.</text:p>
      <text:p text:style-name="P4">- (Bonus) Ajout d'un mode multi-joueur ?</text:p>
      <text:p text:style-name="P3"/>
      <text:p text:style-name="P6">Interface graphique :</text:p>
      <text:p text:style-name="P8"><draw:frame draw:style-name="fr1" draw:name="1" text:anchor-type="as-char" svg:width="10.134cm" style:rel-width="scale" svg:height="7.594cm" style:rel-height="scale" draw:z-index="0"><draw:object-ole xlink:href="./OleObj1" xlink:type="simple" xlink:show="embed" xlink:actuate="onLoad"/><draw:image xlink:href="./ObjectReplacements/OleObj1" xlink:type="simple" xlink:show="embed" xlink:actuate="onLoad"/></draw:frame></text:p>
      <text:p text:style-name="P3"/>
      <text:p text:style-name="P3"/>
      <text:p text:style-name="P4">L'interface graphique final ressemblera à celle-ci.</text:p>
      <text:p text:style-name="P1"/>
      <text:p text:style-name="P14"><text:soft-page-break/>Description du problème</text:p>
      <text:p text:style-name="P12"/>
      <text:p text:style-name="P12"/>
      <text:p text:style-name="P13"><text:tab/>Le problème principal de notre jeu de bowling est celui de la gestion des collisions entre la boule et les quilles. En effet, cette gestion est fondamentale pour la jouabilité du jeu. Nous avons décidé de partir sur un jeu en 2,5 dimensions, ce qui implique une certaine gestion de la profondeur pour tous les composants du jeu.</text:p>
      <text:p text:style-name="P13"/>
      <text:p text:style-name="P13"><text:tab/>Le premier problème rencontré était celui de la diminution de la taille de la boule lorsqu'elle avançait dans le sens de la hauteur. Nous avons cherché une solution sur internet puisqu'il n'y a apparemment pas de méthode permettant de changer la taille d'un objet Image de manière simple. Nous avons donc trouvé une méthode sur internet (dans notre programme la méthode resize) qui nous permet de changer la taille de l'image en fonction de sa position en y.</text:p>
      <text:p text:style-name="P13"/>
      <text:p text:style-name="P13"><text:tab/>Dans un second temps, il a fallu positionner les quilles sur la piste et ce de manière ordonnée. Nous avons donc réfléchi sur papier et avons pu déterminer le lien entre le nombre de rangées de quilles désiré et la position de chacune des quilles en x et y (équations que nous n'allons pas détailler).</text:p>
      <text:p text:style-name="P13"/>
      <text:p text:style-name="P13"><text:tab/>Par la suite, il a fallu positionner la boule sur la piste et la faire se mouvoir. Nous avons choisi que nous pouvons la déplacer latéralement à l'aide des flèches puis choisir sa direction et de commencer son déplacement à l'aide de la position de la souris et d'un clic. Pour cela nous avons donc implémenté un MouseListener et un KeyListener et nous nous sommes servi des méthodes keyPressed et mousePressed pour faire cela.</text:p>
      <text:p text:style-name="P13"/>
      <text:p text:style-name="P13"><text:tab/>Après avoir pu faire se déplacer la boule à l'aide d'une méthode move et du MouseListener ainsi que du KeyListener, il a fallu gérer la collision entre les différents objets (donc les interactions boule/quilles et quilles/quilles). De même que pour le positionnement des quilles, nous avons réfléchi sur papier pour définir comment devrait se comporter un objet qui est percuté par un autre avec une certaine vitesse et un certain angle. Il a également fallu prendre en compte le fait que nous soyons en 2,5 dimensions et qu'il y a donc une profondeur qui entre en jeu. L'image de la boule pouvait se retrouver par dessus une quille mais pour autant ne devait pas entrer en collision avec elle, puisqu'elle ne sont pas à la même profondeur. C'était un aspect essentiel pour le jeu et donc un des problèmes les plus importants à régler. Nous avons donc pris en compte un certain angle de vision (c'est <text:s/>à dire qu'il fallait définir à quelle hauteur se trouvait notre « oeil » au dessus de la piste) et nous avons défini une profondeur en fonction de cet angle et des coordonnées des objets. Nous ne détaillerons pas non plus les calculs.</text:p>
      <text:p text:style-name="P13"/>
      <text:p text:style-name="P13"/>
      <text:p text:style-name="P13"/>
      <text:p text:style-name="P13"/>
      <text:p text:style-name="P13"><text:soft-page-break/><text:tab/>De plus, nous avons voulu faire 2 modes de jeu, le jeu classique de bowling et un mode un peu plus exotique qui est le mode « arcade » et qui ressemble au célèbre Space Invaders. Nous avons donc pour cela inclus un menu qui nous permet de choisir parmi les deux modes de jeu disponibles, à l'aide d'une classe FenetreMenu qui gère un simple Jpanel, trois Jbutton et un Jlabel (le 3eme bouton permettant de quitter l'application).</text:p>
      <text:p text:style-name="P13"/>
      <text:p text:style-name="P13"><text:tab/><text:span text:style-name="T1">/* Enfin, dans le premier mode de jeu nous avons voulu rajouter un compteur qui permet de savoir quel score nous avons atteint. Il a donc fallu gérer les différentes manches et le nombre de jet de boule, puisque le score peut dépendre de 1 à 2 jets de boule auparavant (dans le cas d'un spare et d'un strike respectivement). */</text:span></text:p>
      <text:p text:style-name="P13"/>
      <text:p text:style-name="P13"><text:tab/>Il y avait également bien évidemment le problème de l'affichage graphique tout au long de la programmation, mais ce sont des détails que nous avons réglés au fur et à mesure que nous avons avancé.</text:p>
      <text:p text:style-name="P13"/>
      <text:p text:style-name="P13"/>
      <text:p text:style-name="P14">Structuration</text:p>
      <text:p text:style-name="P12"/>
      <text:p text:style-name="P13"><text:tab/>Du côté de la structuration du programme, elle est peu complexe. En effet nous disposons de 6 classes, Bowling, Arcade, Object, ObjectArcade, FenetreMenu, Case et MainBowling.</text:p>
      <text:p text:style-name="P13"><text:tab/>Nos classes Object et ObjectArcade nous permettent de gérer 2 entités qui seront la boule et les quilles. Elles leur donnent des attributs tels qu'une ImageIcon, leur position en x et y ainsi qu'une profondeur p, la hauteur et largeur de l'objet, et leur direction et leur vitesse. Ces classes disposent de méthodes testant la collision entre deux objets (interactions boule/quilles et quilles/quilles) et d'une méthode move qui permet de faire se déplacer des objets en fonction de leur vitesse et de leur direction.</text:p>
      <text:p text:style-name="P13"><text:tab/>Nos classes Bowling et Arcade se servent respectivement des classes Object et ObjectArcade pour créer des objets boule et quilles et vont donc utiliser les méthodes move et intersectionBall / intersectionQuill pour les mettre en mouvement.</text:p>
      <text:p text:style-name="P9"><text:tab/>La classe FenetreMenu créer un Jpanel avec un Jlabel et 3 Jbuttons, les deux premiers boutons permettant de créer des instances des classes Bowling et Arcade, le 3eme fermant l'application.</text:p>
      <text:p text:style-name="P9"/>
      <text:p text:style-name="P9"/>
      <text:p text:style-name="P11">Bibliographie</text:p>
      <text:p text:style-name="P9"/>
      <text:p text:style-name="P9">sites de référence:</text:p>
      <text:p text:style-name="P9"/>
      <text:p text:style-name="P9">stackoverflow.com</text:p>
      <text:p text:style-name="P9">oracle.com</text:p>
      <text:p text:style-name="P9"/>
      <text:p text:style-name="P9"/>
      <text:p text:style-name="P18"><text:soft-page-break/><text:span text:style-name="T2">Suggestions et bugs connus</text:span></text:p>
      <text:p text:style-name="P11"/>
      <text:p text:style-name="P10"><text:tab/>Nous avons observé quelques bugs notamment :</text:p>
      <text:p text:style-name="P10"/>
      <text:p text:style-name="P10">-la boule qui ne s'affiche pas tout le temps (même si assez rare)</text:p>
      <text:p text:style-name="P10">-certaines quilles qui ne partent pas dans la bonne direction</text:p>
      <text:p text:style-name="P10">-la boule peut être lancée alors qu'elle n'est pas encore ré-affichée</text:p>
      <text:p text:style-name="P10">-la boule ne suit pas exactement le direction qu'on aimerait lui donner lorsqu'on clique, du fait que notre image est ancrée par le coin haut gauche et non pas au centre, donc lorsqu'on change la taille de l'image en fonction de sa position en y, elle ne fait pas la trajectoire exacte que l'on aimerait qu'elle fasse.</text:p>
      <text:p text:style-name="P10"/>
      <text:p text:style-name="P10"/>
      <text:p text:style-name="P10"><text:tab/>Nous avons également des suggestions d'amélioration :</text:p>
      <text:p text:style-name="P10"/>
      <text:p text:style-name="P10">-nous n'avons pas réussi à prendre en compte correctement les scores des boules précédentes (les boolean spare et strike reprennent une valeur « false » trop rapidement malgré l'ajout de temporisation, l'algorithme n'a donc pas le temps de compter toutes les quilles inactives)</text:p>
      <text:p text:style-name="P10">-un Jpanel qui contient le jeu + au moins un bouton pour revenir au menu (plusieurs essais n'ont pas abouti, notamment un essai qui lorsqu'on appuyait sur la touche espace nous renvoyait au menu principal)</text:p>
      <text:p text:style-name="P10">-un mode multijoueur</text:p>
      <text:p text:style-name="P10">-amélioration de la fluidité (optimisation de l'algorith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Liberation Serif" svg:font-family="'Liberation Serif'"/>
    <style:font-face style:name="Times New Roman"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1" svg:font-family="'Times New Roman'" style:font-family-generic="roman"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Preformatted_20_Text" style:display-name="Preformatted Text" style:family="paragraph" style:parent-style-name="Standard" style:class="html">
      <style:paragraph-properties fo:margin-top="0cm" fo:margin-bottom="0cm"/>
      <style:text-properties style:font-name="Times New Roman" fo:font-size="10pt" style:font-name-asian="NSimSun" style:font-size-asian="10pt" style:font-name-complex="Courier New" style:font-size-complex="10p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1-18T19:05:53</dc:date>
    <meta:editing-duration>PT1H19M21S</meta:editing-duration>
    <meta:editing-cycles>5</meta:editing-cycles>
    <meta:generator>OpenOffice/4.1.1$Win32 OpenOffice.org_project/411m6$Build-9775</meta:generator>
    <meta:document-statistic meta:table-count="0" meta:image-count="0" meta:object-count="1" meta:page-count="4" meta:paragraph-count="49" meta:word-count="1187" meta:character-count="7026"/>
  </office:meta>
</office:document-meta>
</file>